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.ge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isWri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Path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.PathResource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writab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PathResource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readableChan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Resource.isRead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